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0dbcb"/>
    </style:style>
    <style:style style:name="P5" style:family="paragraph" style:parent-style-name="Standard">
      <style:text-properties style:font-name="Linux Libertine O" officeooo:rsid="002e589e" officeooo:paragraph-rsid="0035668c"/>
    </style:style>
    <style:style style:name="P6" style:family="paragraph" style:parent-style-name="Standard">
      <style:text-properties style:font-name="Linux Libertine O" officeooo:rsid="002e589e" officeooo:paragraph-rsid="0036a72f"/>
    </style:style>
    <style:style style:name="P7" style:family="paragraph" style:parent-style-name="Standard">
      <style:text-properties style:font-name="Linux Libertine O" officeooo:rsid="00317015" officeooo:paragraph-rsid="00317015"/>
    </style:style>
    <style:style style:name="P8" style:family="paragraph" style:parent-style-name="Standard">
      <style:text-properties style:font-name="Linux Libertine O" officeooo:paragraph-rsid="0030dbcb"/>
    </style:style>
    <style:style style:name="P9" style:family="paragraph" style:parent-style-name="Standard">
      <style:text-properties style:font-name="Linux Libertine O" officeooo:rsid="0035668c" officeooo:paragraph-rsid="0035668c"/>
    </style:style>
    <style:style style:name="P10" style:family="paragraph" style:parent-style-name="Standard">
      <style:text-properties style:font-name="Linux Libertine O" officeooo:rsid="0035668c" officeooo:paragraph-rsid="002e589e"/>
    </style:style>
    <style:style style:name="P11" style:family="paragraph" style:parent-style-name="Standard">
      <style:text-properties style:font-name="Linux Libertine O" officeooo:rsid="0035668c" officeooo:paragraph-rsid="0035668c"/>
    </style:style>
    <style:style style:name="P12" style:family="paragraph" style:parent-style-name="Standard">
      <style:text-properties style:font-name="Linux Libertine O" officeooo:rsid="0035668c" officeooo:paragraph-rsid="00386c36"/>
    </style:style>
    <style:style style:name="P13" style:family="paragraph" style:parent-style-name="Standard">
      <style:text-properties style:font-name="Linux Libertine O" officeooo:rsid="002e589e" officeooo:paragraph-rsid="00386c36"/>
    </style:style>
    <style:style style:name="P14" style:family="paragraph" style:parent-style-name="Standard">
      <style:text-properties style:font-name="Linux Libertine O" officeooo:rsid="001fd2e8" officeooo:paragraph-rsid="001fd2e8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5668c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a9471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3b928c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0dbcb"/>
    </style:style>
    <style:style style:name="T12" style:family="text">
      <style:text-properties officeooo:rsid="002e589e"/>
    </style:style>
    <style:style style:name="T13" style:family="text">
      <style:text-properties officeooo:rsid="0035668c"/>
    </style:style>
    <style:style style:name="T14" style:family="text">
      <style:text-properties officeooo:rsid="0036a72f"/>
    </style:style>
    <style:style style:name="T15" style:family="text">
      <style:text-properties officeooo:rsid="0037a3a2"/>
    </style:style>
    <style:style style:name="T16" style:family="text">
      <style:text-properties officeooo:rsid="00386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0">Scones</text:span><text:span text:style-name="T4"> (</text:span><text:span text:style-name="T6">4-</text:span><text:span text:style-name="T9">5</text:span><text:span text:style-name="T4"> </text:span><text:span text:style-name="T7">scones</text:span><text:span text:style-name="T4">; </text:span><text:span text:style-name="T8">30</text:span><text:span text:style-name="T5"> min</text:span><text:span text:style-name="T4">)</text:span></text:h>
      <text:p text:style-name="P8"/>
      <text:p text:style-name="Heading"><text:span text:style-name="T1">For the </text:span><text:span text:style-name="T3">preparation</text:span></text:p>
      <text:p text:style-name="P3"><text:span text:style-name="T13">145</text:span>g <text:span text:style-name="T13">plain</text:span> flour</text:p>
      <text:p text:style-name="P9">30g wholewheat flour</text:p>
      <text:p text:style-name="P13"><text:span text:style-name="T13">25g</text:span> caster sugar</text:p>
      <text:p text:style-name="P13"/>
      <text:p text:style-name="P5"><text:span text:style-name="T16">½ tsp</text:span> salt</text:p>
      <text:p text:style-name="P9">1 <text:span text:style-name="T12">tsp baking powder</text:span></text:p>
      <text:p text:style-name="P10">¼ tsp bicarbonate of soda</text:p>
      <text:p text:style-name="P13">2 flat tsp cinnamon <text:span text:style-name="T15">(optional)</text:span></text:p>
      <text:p text:style-name="P13"/>
      <text:p text:style-name="P13">40g sultanas <text:span text:style-name="T15">(optional)</text:span></text:p>
      <text:p text:style-name="P13"/>
      <text:p text:style-name="P3"><text:span text:style-name="T13">40</text:span>g butter <text:span text:style-name="T13">or spreadable butter in small pieces</text:span></text:p>
      <text:p text:style-name="P10"/>
      <text:p text:style-name="P3"/>
      <text:p text:style-name="P5"><text:span text:style-name="T11">Mix together the </text:span><text:span text:style-name="T13">dry ingredients, except the sultanas</text:span>.</text:p>
      <text:p text:style-name="P5"/>
      <text:p text:style-name="P5"><text:span text:style-name="T11">Turn a</text:span> fan oven to 2<text:span text:style-name="T13">1</text:span>0<text:span text:style-name="T11">C and pop the </text:span><text:span text:style-name="T13">baking</text:span> tray <text:span text:style-name="T11">in to heat </text:span><text:span text:style-name="T14">(grease it beforehand if you’re not using baking paper).</text:span></text:p>
      <text:p text:style-name="P5"/>
      <text:p text:style-name="P5"><text:span text:style-name="T11">Rub </text:span>the <text:span text:style-name="T13">butter</text:span> <text:span text:style-name="T13">into the flour mix</text:span>, <text:span text:style-name="T11">then </text:span><text:span text:style-name="T13">add the sultanas</text:span><text:span text:style-name="T11"> if using </text:span><text:span text:style-name="T13">them</text:span><text:span text:style-name="T11">.</text:span></text:p>
      <text:p text:style-name="P3"/>
      <text:p text:style-name="P4"/>
      <text:p text:style-name="Heading"><text:span text:style-name="T1">For the </text:span><text:span text:style-name="T2">assembly</text:span></text:p>
      <text:p text:style-name="P13"/>
      <text:p text:style-name="P12">85ml milk + <text:span text:style-name="T16">1</text:span> tsp (unconcentrated) lemon juice OR 90ml buttermilk</text:p>
      <text:p text:style-name="P12">½ tsp vanilla extract <text:span text:style-name="T16">(optional)</text:span></text:p>
      <text:p text:style-name="P12"/>
      <text:p text:style-name="P3"><text:span text:style-name="T13">sprinkle of</text:span> flour</text:p>
      <text:p text:style-name="P1"/>
      <text:p text:style-name="P1"/>
      <text:p text:style-name="P13"><text:span text:style-name="T11">W</text:span>arm the milk slightly in the microwave (<text:span text:style-name="T11">about </text:span>1<text:span text:style-name="T16">5</text:span> sec) <text:span text:style-name="T11">and </text:span>add <text:span text:style-name="T11">the </text:span>vanilla extract &amp; lemon.</text:p>
      <text:p text:style-name="P13"/>
      <text:p text:style-name="P3"><text:span text:style-name="T11">M</text:span>ake a <text:span text:style-name="T13">couple of furrows</text:span> in the dry mix, and pour in <text:span text:style-name="T11">the milk</text:span>. <text:span text:style-name="T13">Fold the liquid in gently to make a dough. Collect the </text:span><text:span text:style-name="T14">dough and </text:span><text:span text:style-name="T13">crumbs and even out the wetness with </text:span><text:span text:style-name="T14">a few more folds – </text:span><text:span text:style-name="T15">knead as little as possible.</text:span></text:p>
      <text:p text:style-name="P3"/>
      <text:p text:style-name="P6"><text:span text:style-name="T11">F</text:span>lour <text:span text:style-name="T11">the</text:span> worktop <text:span text:style-name="T14">and</text:span> <text:span text:style-name="T14">flatten the dough onto</text:span> <text:span text:style-name="T14">it in a lump about an inch </text:span>thick.</text:p>
      <text:p text:style-name="P6"><text:span text:style-name="T14">Trim the edges with a sharp knife</text:span> and cut into <text:span text:style-name="T14">quarters</text:span>. <text:span text:style-name="T11">R</text:span>eshape <text:span text:style-name="T11">the</text:span> scraps into a <text:span text:style-name="T14">bonus</text:span> lump :<text:span text:style-name="T14">)</text:span></text:p>
      <text:p text:style-name="P3"/>
      <text:p text:style-name="P7"><text:span text:style-name="T14">P</text:span>lace on the baking tray <text:span text:style-name="T14">(with baking paper if using it)</text:span>. P<text:span text:style-name="T12">ut </text:span>them <text:span text:style-name="T12">in the oven, </text:span>t<text:span text:style-name="T12">urn </text:span>it<text:span text:style-name="T12"> down to </text:span><text:span text:style-name="T15">20</text:span><text:span text:style-name="T12">0</text:span>C<text:span text:style-name="T12"> and cook for </text:span><text:span text:style-name="T14">12-15</text:span><text:span text:style-name="T12"> min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17:38:15.577095592</dc:date>
    <meta:editing-duration>PT1H3M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33" meta:character-count="1223" meta:non-whitespace-character-count="1012"/>
  </office:meta>
</office:document-meta>
</file>